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fo:language="en" fo:country="US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>
      <style:text-properties fo:language="en" fo:country="US"/>
    </style:style>
    <style:style style:name="P5" style:family="paragraph" style:parent-style-name="List_20_Paragraph">
      <style:text-properties fo:language="en" fo:country="US" fo:background-color="#99ff66"/>
    </style:style>
    <style:style style:name="P6" style:family="paragraph" style:parent-style-name="List_20_Paragraph">
      <style:text-properties fo:language="en" fo:country="US" fo:font-weight="bold" fo:background-color="#99ff66" style:font-weight-asian="bold" style:font-weight-complex="bold"/>
    </style:style>
    <style:style style:name="P7" style:family="paragraph" style:parent-style-name="List_20_Paragraph">
      <style:text-properties fo:font-weight="bold" fo:background-color="#99ff66" style:font-weight-asian="bold" style:font-weight-complex="bold"/>
    </style:style>
    <style:style style:name="T1" style:family="text">
      <style:text-properties fo:font-weight="bold" fo:background-color="#99ff66" loext:char-shading-value="0" style:font-weight-asian="bold" style:font-weight-complex="bold"/>
    </style:style>
    <style:style style:name="T2" style:family="text">
      <style:text-properties fo:font-weight="bold" officeooo:rsid="000dbe57" fo:background-color="#99ff66" loext:char-shading-value="0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officeooo:rsid="000dbe57"/>
    </style:style>
    <style:style style:name="T5" style:family="text">
      <style:text-properties officeooo:rsid="000dfb01"/>
    </style:style>
    <style:style style:name="T6" style:family="text">
      <style:text-properties officeooo:rsid="000f6b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BOLETIN 10 :TEORICO ESTRUCTURAS</text:p>
      <text:list xml:id="list3374585385" text:style-name="WWNum1">
        <text:list-item>
          <text:p text:style-name="P3">Indicar o valor das expresións supoñendo os seguintes valores almacenados nas variables </text:p>
        </text:list-item>
      </text:list>
      <text:p text:style-name="List_20_Paragraph">a1 = 30 <text:s/>; a2 = 20</text:p>
      <text:p text:style-name="List_20_Paragraph">a2&lt; 15 &amp;&amp; a1 &gt; a2 || a2 &gt; 10</text:p>
      <text:p text:style-name="List_20_Paragraph"/>
      <text:p text:style-name="List_20_Paragraph">20 &lt; 15 &amp;&amp; 30 &gt; 20 || 20 &gt; 10</text:p>
      <text:p text:style-name="List_20_Paragraph"/>
      <text:p text:style-name="List_20_Paragraph">F <text:tab/>&amp;&amp;<text:tab/>T<text:tab/>||<text:tab/>T</text:p>
      <text:p text:style-name="List_20_Paragraph"><text:tab/>F<text:tab/><text:tab/>|| <text:s text:c="8"/>T</text:p>
      <text:p text:style-name="List_20_Paragraph"><text:tab/><text:tab/><text:span text:style-name="T1">True</text:span></text:p>
      <text:p text:style-name="List_20_Paragraph"/>
      <text:p text:style-name="List_20_Paragraph"/>
      <text:p text:style-name="List_20_Paragraph">a2 &lt; 15 &amp;&amp; ( a1 &gt; a2 || a2 &gt; 10 )</text:p>
      <text:p text:style-name="List_20_Paragraph"/>
      <text:p text:style-name="List_20_Paragraph">20 &lt; 15 &amp;&amp; ( 30 &gt; 20 || 20 &gt; 10)</text:p>
      <text:p text:style-name="List_20_Paragraph">F<text:tab/>&amp;&amp;<text:tab/><text:span text:style-name="T4">(</text:span>T<text:tab/>||<text:tab/>T<text:span text:style-name="T4">)</text:span></text:p>
      <text:p text:style-name="List_20_Paragraph"><text:tab/><text:span text:style-name="T4">F</text:span><text:tab/><text:tab/></text:p>
      <text:p text:style-name="List_20_Paragraph"><text:tab/><text:tab/><text:span text:style-name="T2">False</text:span></text:p>
      <text:p text:style-name="List_20_Paragraph"/>
      <text:p text:style-name="List_20_Paragraph"><text:s/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103314760511817" text:continue-numbering="true" text:style-name="WWNum1">
        <text:list-item>
          <text:p text:style-name="P3"><text:soft-page-break/>Dado o seguinte fragmento de programa ¿ Cal é o resultado final da variable z ¿</text:p>
        </text:list-item>
      </text:list>
      <text:p text:style-name="P1">X = 2 ;</text:p>
      <text:p text:style-name="P1">if ( x ¡ = 3) {</text:p>
      <text:p text:style-name="P1"><text:s text:c="4"/>if ( x = = 1 )</text:p>
      <text:p text:style-name="P1"><text:s text:c="10"/>z = 1 ;</text:p>
      <text:p text:style-name="P1"><text:s text:c="3"/>else</text:p>
      <text:p text:style-name="P1"><text:s text:c="10"/>z = x ;</text:p>
      <text:p text:style-name="P1">}</text:p>
      <text:p text:style-name="P1">else</text:p>
      <text:p text:style-name="P1"><text:s text:c="4"/>z = 0 ;</text:p>
      <text:p text:style-name="List_20_Paragraph"/>
      <text:p text:style-name="P5">Z = <text:span text:style-name="T5">2</text:span></text:p>
      <text:p text:style-name="P1"/>
      <text:list xml:id="list103314203535391" text:continue-numbering="true" text:style-name="WWNum1">
        <text:list-item>
          <text:p text:style-name="P3">Dado o seguinte fragment de código. Convírteo noutro equivalente que utilice a sentenza while.</text:p>
        </text:list-item>
      </text:list>
      <text:p text:style-name="List_20_Paragraph">do { </text:p>
      <text:p text:style-name="List_20_Paragraph"><text:s text:c="8"/>System.out.println ( “introduce un número “ );</text:p>
      <text:p text:style-name="P1"><text:s text:c="8"/>int <text:s/>numero = resposta . nextInt ( );</text:p>
      <text:p text:style-name="P1"><text:s text:c="8"/>System . out . println ( “ o numero = “ + numero ) ;</text:p>
      <text:p text:style-name="P1"><text:s text:c="5"/>} while ( numero &lt; 10 ) ;</text:p>
      <text:p text:style-name="P1">----------------------------------------</text:p>
      <text:p text:style-name="P5"><text:s text:c="8"/>Scanner respo<text:span text:style-name="T6">s</text:span>ta =new Scanner(System.in);</text:p>
      <text:p text:style-name="P5"><text:s text:c="8"/>System.out.println ( "introduce un número " );</text:p>
      <text:p text:style-name="P5"><text:s text:c="8"/>int numero = respo<text:span text:style-name="T6">s</text:span>ta.nextInt();</text:p>
      <text:p text:style-name="P5"><text:s text:c="8"/>while ( numero &lt; 10 ) {</text:p>
      <text:p text:style-name="P5"><text:s text:c="8"/>System . out . println ( " o numero = " + numero );</text:p>
      <text:p text:style-name="P5"><text:s text:c="8"/>++numero;</text:p>
      <text:p text:style-name="P1"><text:soft-page-break/></text:p>
      <text:list xml:id="list103315968843694" text:continue-numbering="true" text:style-name="WWNum1">
        <text:list-item>
          <text:p text:style-name="P3">Despois de executar o seguinte fragment de programa ¿ Cal será o valor final da variable x ¿</text:p>
        </text:list-item>
      </text:list>
      <text:p text:style-name="P1">int <text:s/>x = 0, n = 16 ;</text:p>
      <text:p text:style-name="P1">while ( n % 2 = = 0) {</text:p>
      <text:p text:style-name="P1"><text:s text:c="4"/>x = x + n ;</text:p>
      <text:p text:style-name="P1"><text:s text:c="3"/>n = n / 2 ;</text:p>
      <text:p text:style-name="P1">}</text:p>
      <text:p text:style-name="P6">30</text:p>
      <text:list xml:id="list103314575814358" text:continue-numbering="true" text:style-name="WWNum1">
        <text:list-item>
          <text:p text:style-name="P3">Dado o seguinte fragment de programa ¿ Cantas veces se executa a sentenza <text:s/>System . out . println ;</text:p>
        </text:list-item>
      </text:list>
      <text:p text:style-name="P1">int i , j ;</text:p>
      <text:p text:style-name="P1">for ( i = 0 ; i&lt; 5 ; i++ ) </text:p>
      <text:p text:style-name="P1"><text:s text:c="5"/>for ( j = 0 ; j &lt; 4 ;j ++ )</text:p>
      <text:p text:style-name="P1"><text:s text:c="22"/>System . out . println( i ) ; <text:s text:c="2"/></text:p>
      <text:p text:style-name="P6">20 vece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03315692177638" text:continue-numbering="true" text:style-name="WWNum1">
        <text:list-item>
          <text:p text:style-name="P3"><text:soft-page-break/>No seguinte código aparecen unha serie de erros .Corríxeos</text:p>
        </text:list-item>
      </text:list>
      <text:p text:style-name="P1">Class <text:s/>Erro{ <text:s/></text:p>
      <text:p text:style-name="P1"><text:s text:c="6"/>public static void main ( String [ ] args ) { <text:s text:c="3"/></text:p>
      <text:p text:style-name="P1"><text:s text:c="9"/>Scanner resposta = new <text:s/>resposta ( System . in );</text:p>
      <text:p text:style-name="P1"><text:s text:c="9"/>int <text:s/>num = resposta . nextInt ( ) ;</text:p>
      <text:p text:style-name="P1"><text:s text:c="9"/>if ( num % 2 = 0 )</text:p>
      <text:p text:style-name="List_20_Paragraph"><text:s text:c="15"/>System . ou. Println ( “ numero par “ );</text:p>
      <text:p text:style-name="P1"><text:s text:c="8"/>else if ( num &gt; 0 ) ;</text:p>
      <text:p text:style-name="P1"><text:s text:c="18"/>System . out .println (“ é impar positivo “ ) ;</text:p>
      <text:p text:style-name="P1"><text:s text:c="16"/>else</text:p>
      <text:p text:style-name="P1"><text:s text:c="18"/>System . out .println ( “ é impar <text:s/>negativo) ;</text:p>
      <text:p text:style-name="P1">}</text:p>
      <text:p text:style-name="P1">}</text:p>
      <text:p text:style-name="List_20_Paragraph"/>
      <text:p text:style-name="P5">public class Erro {</text:p>
      <text:p text:style-name="P5"><text:s text:c="6"/>public static void main ( String [ ] args ) { <text:s text:c="3"/></text:p>
      <text:p text:style-name="P5"><text:s text:c="9"/>Scanner respota = new Scanner(System.in);</text:p>
      <text:p text:style-name="P5"><text:s text:c="8"/>int num = respota.nextInt();</text:p>
      <text:p text:style-name="P5"><text:s text:c="8"/>if (num % 2 == 0 )</text:p>
      <text:p text:style-name="P5"><text:s text:c="8"/>System.out.println("Numero par");</text:p>
      <text:p text:style-name="P5"><text:s text:c="12"/>else if ( num &gt; 0 )</text:p>
      <text:p text:style-name="P5"><text:s text:c="16"/>System.out.println("é impar positivo");</text:p>
      <text:p text:style-name="P5"><text:s text:c="16"/>else</text:p>
      <text:p text:style-name="P5"><text:s text:c="20"/>System.out.println("é impar negativo"); <text:s text:c="7"/></text:p>
      <text:p text:style-name="P5">}</text:p>
      <text:p text:style-name="P5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Calibri" style:font-size-asian="12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2pt" fo:language="es" fo:country="ES" style:letter-kerning="true" style:font-name-asian="Calibri" style:font-size-asian="12pt" style:language-asian="en" style:country-asian="US" style:font-name-complex="Times New Roman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color="#00000a" loext:opacity="100%" style:font-name="Arial" fo:font-family="Arial" style:font-family-generic="roman" style:font-pitch="variable" fo:font-size="12pt" fo:language="es" fo:country="ES" style:letter-kerning="true" style:font-name-asian="SimSun" style:font-family-asian="SimSun" style:font-family-generic-asian="system" style:font-pitch-asian="variable" style:font-size-asian="12pt" style:language-asian="zh" style:country-asian="CN" style:font-name-complex="Times New Roman" style:font-family-complex="'Times New Roman'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list-style-name="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353cm" style:contextual-spacing="fals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1:24:00</meta:creation-date>
    <meta:initial-creator>nina</meta:initial-creator>
    <dc:language>es-ES</dc:language>
    <dc:date>2023-11-08T10:33:14.053581033</dc:date>
    <meta:editing-cycles>8</meta:editing-cycles>
    <meta:editing-duration>PT32M12S</meta:editing-duration>
    <meta:generator>LibreOffice/7.4.7.2$Linux_X86_64 LibreOffice_project/40$Build-2</meta:generator>
    <meta:document-statistic meta:table-count="0" meta:image-count="0" meta:object-count="0" meta:page-count="4" meta:paragraph-count="76" meta:word-count="481" meta:character-count="2381" meta:non-whitespace-character-count="1575"/>
    <meta:user-defined meta:name="AppVersion">15.0000</meta:user-defined>
    <meta:template xlink:type="simple" xlink:actuate="onRequest" xlink:title="Normal" xlink:href=""/>
  </office:meta>
</office:document-meta>
</file>